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16508279236402978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69435793914979616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1161786338230152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39324706014519824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61959324477691073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627552662057553219"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99111593717841878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21137363821595654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666455" text:continue-list="list699111593717841878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97441140505723984"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64805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67699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647383"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645932"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660767"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38538424957172576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31T09:43:56.33</dc:date>
    <dc:creator>James Lombardi</dc:creator>
    <meta:editing-duration>P9DT14H5M9S</meta:editing-duration>
    <meta:editing-cycles>805</meta:editing-cycles>
    <meta:generator>OpenOffice/4.1.2$Win32 OpenOffice.org_project/412m3$Build-9782</meta:generator>
    <meta:document-statistic meta:table-count="0" meta:image-count="7" meta:object-count="0" meta:page-count="92" meta:paragraph-count="2476" meta:word-count="28278" meta:character-count="144314"/>
  </office:meta>
</office:document-meta>
</file>